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Mangal1" svg:font-family="Mangal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style:font-name="Open Sans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9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.476cm" fo:margin-bottom="0.476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Open Sans" fo:font-size="10.5pt" fo:letter-spacing="normal" fo:font-style="normal" fo:font-weight="normal" loext:padding="0cm" loext:border="none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40f53"/>
    </style:style>
    <style:style style:name="P13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Open sans" fo:font-size="13.5pt" fo:letter-spacing="normal" fo:font-style="normal" fo:font-weight="bold" loext:padding="0cm" loext:border="none"/>
    </style:style>
    <style:style style:name="P14" style:family="paragraph" style:parent-style-name="Heading_20_3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ffffff" style:font-name="Open Sans" fo:letter-spacing="normal" fo:font-weight="bold" loext:padding="0cm" loext:border="none"/>
    </style:style>
    <style:style style:name="P15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T1" style:family="text">
      <style:text-properties fo:font-variant="normal" fo:text-transform="none" fo:color="#3d464d" style:font-name="Open Sans" fo:font-size="13.5pt" fo:letter-spacing="normal" fo:font-style="normal" fo:font-weight="bold"/>
    </style:style>
    <style:style style:name="T2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3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 loext:padding="0cm" loext:border="none"/>
    </style:style>
    <style:style style:name="T6" style:family="text">
      <style:text-properties fo:font-variant="normal" fo:text-transform="none" fo:color="#3d464d" style:font-name="Source Serif Pro" fo:font-size="13.5pt" fo:letter-spacing="normal" fo:font-style="normal" loext:padding="0cm" loext:border="none"/>
    </style:style>
    <style:style style:name="T7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3d464d" fo:letter-spacing="normal"/>
    </style:style>
    <style:style style:name="T9" style:family="text">
      <style:text-properties fo:font-variant="normal" fo:text-transform="none" fo:color="#3d464d" fo:letter-spacing="normal" fo:font-style="normal" fo:font-weight="normal" fo:background-color="#f0f3f5" loext:char-shading-value="0"/>
    </style:style>
    <style:style style:name="T10" style:family="text">
      <style:text-properties fo:font-variant="normal" fo:text-transform="none" fo:color="#3d464d" fo:font-size="13.5pt" fo:letter-spacing="normal" fo:font-style="normal" fo:font-weight="normal" fo:background-color="#f0f3f5" loext:char-shading-value="0" loext:padding="0cm" loext:border="none"/>
    </style:style>
    <style:style style:name="T11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a67f59" style:font-name="Consolas" fo:font-size="13.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15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1"><text:span text:style-name="T1"><text:tab/><text:tab/><text:tab/><text:tab/>Concatenando com StringBuilder</text:span> </text:p>
      <text:p text:style-name="P11"/>
      <text:p text:style-name="P2">Você está desenvolvendo um aplicativo usando C#. A aplicação irá produzir a string de texto "Primeira linha" seguido da string "Segunda linha".</text:p>
      <text:p text:style-name="P8">Você precisa garantir que uma linha vazia separe as strings de texto.</text:p>
      <text:p text:style-name="P8">Quais quatro segmentos de código você deve usar em seqüência?</text:p>
      <text:p text:style-name="P5"><text:span text:style-name="Strong_20_Emphasis"><text:span text:style-name="T3">Opções:</text:span></text:span></text:p>
      <text:p text:style-name="P15"><text:span text:style-name="Source_20_Text"><text:span text:style-name="T7">sb</text:span></text:span><text:span text:style-name="Source_20_Text"><text:span text:style-name="T11">.</text:span></text:span><text:span text:style-name="Source_20_Text"><text:span text:style-name="T12">Append</text:span></text:span><text:span text:style-name="Source_20_Text"><text:span text:style-name="T11">(</text:span></text:span><text:span text:style-name="Source_20_Text"><text:span text:style-name="T13">"\1"</text:span></text:span><text:span text:style-name="Source_20_Text"><text:span text:style-name="T11">);</text:span></text:span></text:p>
      <text:p text:style-name="P15"><text:span text:style-name="Source_20_Text"><text:span text:style-name="T14">var</text:span></text:span><text:span text:style-name="Source_20_Text"><text:span text:style-name="T7"> sb </text:span></text:span><text:span text:style-name="Source_20_Text"><text:span text:style-name="T11">=</text:span></text:span><text:span text:style-name="Source_20_Text"><text:span text:style-name="T7"> </text:span></text:span><text:span text:style-name="Source_20_Text"><text:span text:style-name="T14">new</text:span></text:span><text:span text:style-name="Source_20_Text"><text:span text:style-name="T7"> </text:span></text:span><text:span text:style-name="Source_20_Text"><text:span text:style-name="T12">StringBuilder</text:span></text:span><text:span text:style-name="Source_20_Text"><text:span text:style-name="T11">();</text:span></text:span></text:p>
      <text:p text:style-name="P15"><text:span text:style-name="Source_20_Text"><text:span text:style-name="T7">sb</text:span></text:span><text:span text:style-name="Source_20_Text"><text:span text:style-name="T11">.</text:span></text:span><text:span text:style-name="Source_20_Text"><text:span text:style-name="T12">Append</text:span></text:span><text:span text:style-name="Source_20_Text"><text:span text:style-name="T11">(</text:span></text:span><text:span text:style-name="Source_20_Text"><text:span text:style-name="T13">"Primeira Linha"</text:span></text:span><text:span text:style-name="Source_20_Text"><text:span text:style-name="T11">);</text:span></text:span></text:p>
      <text:p text:style-name="P15"><text:span text:style-name="Source_20_Text"><text:span text:style-name="T7">sb</text:span></text:span><text:span text:style-name="Source_20_Text"><text:span text:style-name="T11">.</text:span></text:span><text:span text:style-name="Source_20_Text"><text:span text:style-name="T12">Append</text:span></text:span><text:span text:style-name="Source_20_Text"><text:span text:style-name="T11">(</text:span></text:span><text:span text:style-name="Source_20_Text"><text:span text:style-name="T13">"\t"</text:span></text:span><text:span text:style-name="Source_20_Text"><text:span text:style-name="T11">);</text:span></text:span></text:p>
      <text:p text:style-name="P15"><text:span text:style-name="Source_20_Text"><text:span text:style-name="T7">sb</text:span></text:span><text:span text:style-name="Source_20_Text"><text:span text:style-name="T11">.</text:span></text:span><text:span text:style-name="Source_20_Text"><text:span text:style-name="T12">AppendLine</text:span></text:span><text:span text:style-name="Source_20_Text"><text:span text:style-name="T11">();</text:span></text:span></text:p>
      <text:p text:style-name="P15"><text:span text:style-name="Source_20_Text"><text:span text:style-name="T7">sb</text:span></text:span><text:span text:style-name="Source_20_Text"><text:span text:style-name="T11">.</text:span></text:span><text:span text:style-name="Source_20_Text"><text:span text:style-name="T12">Append</text:span></text:span><text:span text:style-name="Source_20_Text"><text:span text:style-name="T11">(</text:span></text:span><text:span text:style-name="Source_20_Text"><text:span text:style-name="T12">String</text:span></text:span><text:span text:style-name="Source_20_Text"><text:span text:style-name="T11">.</text:span></text:span><text:span text:style-name="Source_20_Text"><text:span text:style-name="T12">Empty</text:span></text:span><text:span text:style-name="Source_20_Text"><text:span text:style-name="T11">);</text:span></text:span></text:p>
      <text:p text:style-name="P15"><text:span text:style-name="Source_20_Text"><text:span text:style-name="T7">sb</text:span></text:span><text:span text:style-name="Source_20_Text"><text:span text:style-name="T11">.</text:span></text:span><text:span text:style-name="Source_20_Text"><text:span text:style-name="T12">Append</text:span></text:span><text:span text:style-name="Source_20_Text"><text:span text:style-name="T11">(</text:span></text:span><text:span text:style-name="Source_20_Text"><text:span text:style-name="T13">"Segunda Linha"</text:span></text:span><text:span text:style-name="Source_20_Text"><text:span text:style-name="T11">);</text:span></text:span></text:p>
      <text:h text:style-name="P13" text:outline-level="3"/>
      <text:h text:style-name="P13" text:outline-level="3">Para pensar: strings imutáveis</text:h>
      <text:p text:style-name="P6"><text:span text:style-name="T3">Se um objeto string é </text:span><text:span text:style-name="Emphasis"><text:span text:style-name="T3">imutável</text:span></text:span><text:span text:style-name="T3">, isso significa que não podemos atribuir a um novo valor a uma variável string depois da sua inicialização?</text:span></text:p>
      <text:p text:style-name="P10"/>
      <text:p text:style-name="P3"><text:span text:style-name="T2">O conteúdo de um objeto string não pode ser alterado. Porém, sempre que modificamos o conteúdo de uma variável string, na verdade o .NET está </text:span><text:span text:style-name="Emphasis"><text:span text:style-name="T3">criando um novo objeto</text:span></text:span><text:span text:style-name="T2">, com uma cópia da string original e com a alteração desejada, e depois disso a variável string passa a fazer referência (ponteiro) a esse novo objeto.</text:span></text:p>
      <text:p text:style-name="P5"><text:span text:style-name="T2">O que temos, então, são novas </text:span><text:span text:style-name="Emphasis"><text:span text:style-name="T3">cópias modificadas</text:span></text:span><text:span text:style-name="T2"> a cada alteração.</text:span></text:p>
      <text:p text:style-name="P5"><text:span text:style-name="T2"/></text:p>
      <text:p text:style-name="P11"><text:span text:style-name="T1">Para pensar: um livro numa única string</text:span> </text:p>
      <text:p text:style-name="P11"/>
      <text:p text:style-name="P11"><text:span text:style-name="T2">Você poderia armazenar o texto de um livro de literatura completo numa só instância de string?</text:span> </text:p>
      <text:p text:style-name="P11"/>
      <text:p text:style-name="P2"><text:soft-page-break/>O livro "Harry Potter e a Ordem da Fênix" é o livro mais longo de toda a saga, e possui 257.045 palavras na edição em inglês:</text:p>
      <text:p text:style-name="P5"><text:a xlink:type="simple" xlink:href="https://wordcounter.net/blog/2015/11/23/10922_how-many-words-harry-potter.html" text:style-name="Internet_20_link" text:visited-style-name="Visited_20_Internet_20_Link"><text:span text:style-name="T3">https://wordcounter.net/blog/2015/11/23/10922_how-many-words-harry-potter.html</text:span></text:a></text:p>
      <text:p text:style-name="P5"><text:span text:style-name="T2">Se considerarmos que uma palavra tem em média 10 caracteres, teremos cerca de </text:span><text:span text:style-name="Strong_20_Emphasis"><text:span text:style-name="T3">2 milhões e 600 mil caracteres</text:span></text:span><text:span text:style-name="T2">.</text:span></text:p>
      <text:p text:style-name="P5"><text:span text:style-name="T2">Como as strings são indexadas usando um inteiro de 32 bits, o limite para uma string em teoria seria em torno de </text:span><text:span text:style-name="Strong_20_Emphasis"><text:span text:style-name="T3">2 bilhões de caracteres</text:span></text:span><text:span text:style-name="T2">.</text:span></text:p>
      <text:p text:style-name="P8">Portanto, em prãtica não é uma boa ideia, mas em teoria, uma única instância de string poderia conter tranquilamente toda a coleção de livros de Harry Potter.</text:p>
      <text:p text:style-name="P11"><text:tab/></text:p>
      <text:p text:style-name="P11"><text:tab/><text:span text:style-name="T1">Para pensar: StringBuilder e string</text:span> </text:p>
      <text:p text:style-name="P11"/>
      <text:p text:style-name="P11"><text:span text:style-name="T2">O tipo </text:span><text:span text:style-name="Source_20_Text"><text:span text:style-name="T9">StringBuilder</text:span></text:span><text:span text:style-name="T8"> </text:span><text:span text:style-name="T2">é baseado no tipo string?</text:span> </text:p>
      <text:p text:style-name="P11"><text:span text:style-name="T2">O tipo </text:span><text:span text:style-name="Source_20_Text"><text:span text:style-name="T9">StringBuilder</text:span></text:span><text:span text:style-name="T8"> </text:span><text:span text:style-name="T2">não é baseado em string. O StringBuilder usará uma ou mais matrizes de caracteres para construir uma string.</text:span> </text:p>
      <text:p text:style-name="P11"/>
      <text:p text:style-name="P11"><text:span text:style-name="T1">Para pensar: StringWriter</text:span> </text:p>
      <text:p text:style-name="P11"/>
      <text:p text:style-name="P11"><text:span text:style-name="T2">É possível armazenar dados binários em um </text:span><text:span text:style-name="Source_20_Text"><text:span text:style-name="T9">StringWriter</text:span></text:span><text:span text:style-name="T2">?</text:span> </text:p>
      <text:p text:style-name="P11"><text:span text:style-name="T2">Não, porque o </text:span><text:span text:style-name="Source_20_Text"><text:span text:style-name="T9">StringWriter</text:span></text:span><text:span text:style-name="T8"> </text:span><text:span text:style-name="T2">implementa a interface </text:span><text:span text:style-name="Source_20_Text"><text:span text:style-name="T9">TextWriter</text:span></text:span><text:span text:style-name="T2">, que apenas trabalha com sequências de texto.</text:span> </text:p>
      <text:p text:style-name="P11"/>
      <text:p text:style-name="P11"><text:span text:style-name="T1">Para pensar: o método `Trim()`</text:span> </text:p>
      <text:p text:style-name="P11"/>
      <text:p text:style-name="P3"><text:span text:style-name="T3">De que forma o método </text:span><text:span text:style-name="Source_20_Text"><text:span text:style-name="T5">String.Trim()</text:span></text:span><text:span text:style-name="T3"> altera o conteúdo de uma string?</text:span></text:p>
      <text:p text:style-name="P3"><text:span text:style-name="T3">O método </text:span><text:span text:style-name="Source_20_Text"><text:span text:style-name="T10">String.Trim()</text:span></text:span><text:span text:style-name="T3"> é usado para remover espaço em branco a partir de uma string de entrada e retornar uma nova string com os espaços em branco removidos. Mas ela não muda o conteúdo de um valor de string porque as strings são </text:span><text:span text:style-name="Strong_20_Emphasis"><text:span text:style-name="T6">imutáveis</text:span></text:span><text:span text:style-name="T3">. </text:span></text:p>
      <text:h text:style-name="P14" text:outline-level="3">Opinião do instrutor</text:h>
      <text:p text:style-name="P12"><text:tab/><text:tab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oft-page-break/><text:span text:style-name="T1"><text:tab/><text:tab/><text:tab/></text:span><text:span text:style-name="T1">O que aprendemos?</text:span> </text:p>
      <text:p text:style-name="P11"/>
      <text:p text:style-name="P2">Concatenação, Escrita e Leitura de Strings</text:p>
      <text:list xml:id="list3799253859" text:style-name="L1">
        <text:list-item>
          <text:p text:style-name="P4">Manipulação de Strings</text:p>
          <text:list>
            <text:list-item>
              <text:p text:style-name="P4">StringBuilder</text:p>
              <text:list>
                <text:list-item>
                  <text:p text:style-name="P4">Concatenação com operador "+"</text:p>
                </text:list-item>
                <text:list-item>
                  <text:p text:style-name="P4">Strings como objetos imutáveis</text:p>
                </text:list-item>
                <text:list-item>
                  <text:p text:style-name="P4">Concatenação repetitiva com operador "+" é ineficiente, pois cria trabalho para o Coletor de Lixo</text:p>
                </text:list-item>
                <text:list-item>
                  <text:p text:style-name="P7"><text:span text:style-name="T2">Usando </text:span><text:span text:style-name="Source_20_Text"><text:span text:style-name="T4">StringBuilder</text:span></text:span><text:span text:style-name="T2"> para concatenação eficiente</text:span></text:p>
                </text:list-item>
                <text:list-item>
                  <text:p text:style-name="P7"><text:span text:style-name="Source_20_Text"><text:span text:style-name="T4">StringBuilder</text:span></text:span><text:span text:style-name="T2"> trabalha internamente com um array de caracteres, e não com uma string</text:span></text:p>
                </text:list-item>
                <text:list-item>
                  <text:p text:style-name="P7"><text:span text:style-name="T2">Quando o array interno de um </text:span><text:span text:style-name="Source_20_Text"><text:span text:style-name="T4">StringBuilder</text:span></text:span><text:span text:style-name="T2"> fica sem espaço para novas concatenações, o </text:span><text:span text:style-name="Source_20_Text"><text:span text:style-name="T4">StringBuilder</text:span></text:span><text:span text:style-name="T2"> aloca um tamanho maior para esse array.</text:span></text:p>
                </text:list-item>
              </text:list>
            </text:list-item>
            <text:list-item>
              <text:p text:style-name="P4">StringReader</text:p>
              <text:list>
                <text:list-item>
                  <text:p text:style-name="P7"><text:span text:style-name="T2">Lendo strings com </text:span><text:span text:style-name="Source_20_Text"><text:span text:style-name="T4">StringReader</text:span></text:span></text:p>
                </text:list-item>
              </text:list>
            </text:list-item>
            <text:list-item>
              <text:p text:style-name="P4">StringWriter</text:p>
              <text:list>
                <text:list-item>
                  <text:p text:style-name="P9"><text:span text:style-name="T2">Escrevendo sequencialmente em strings com a classe </text:span><text:span text:style-name="Source_20_Text"><text:span text:style-name="T4">StringWriter</text:span></text:span></text:p>
                </text:list-item>
              </text:list>
            </text:list-item>
          </text:list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Mangal1" svg:font-family="Mangal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2-12T11:06:03.528000000</dc:date>
    <meta:editing-duration>PT4M8S</meta:editing-duration>
    <meta:editing-cycles>4</meta:editing-cycles>
    <meta:document-statistic meta:table-count="0" meta:image-count="0" meta:object-count="0" meta:page-count="3" meta:paragraph-count="49" meta:word-count="503" meta:character-count="3183" meta:non-whitespace-character-count="2716"/>
  </office:meta>
</office:document-meta>
</file>